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color="#000000" style:font-name="Times New Roman" fo:font-size="12pt" officeooo:rsid="001e2aa4" officeooo:paragraph-rsid="0016137f" style:font-size-asian="12pt" style:font-size-complex="12pt"/>
    </style:style>
    <style:style style:name="P2" style:family="paragraph" style:parent-style-name="Standard">
      <style:paragraph-properties fo:line-height="150%"/>
      <style:text-properties fo:color="#000000" style:font-name="Times New Roman" fo:font-size="12pt" officeooo:rsid="001e2aa4" officeooo:paragraph-rsid="0016137f" style:font-size-asian="12pt" style:font-size-complex="12pt"/>
    </style:style>
    <style:style style:name="P3" style:family="paragraph" style:parent-style-name="Standard">
      <style:paragraph-properties fo:line-height="150%"/>
      <style:text-properties fo:color="#000000" style:font-name="Times New Roman" fo:font-size="12pt" officeooo:rsid="002654bf" officeooo:paragraph-rsid="0016137f" style:font-size-asian="12pt" style:font-size-complex="12pt"/>
    </style:style>
    <style:style style:name="P4" style:family="paragraph" style:parent-style-name="Standard">
      <style:paragraph-properties fo:line-height="150%"/>
      <style:text-properties fo:color="#000000" style:font-name="Times New Roman" fo:font-size="20pt" officeooo:rsid="001e2aa4" officeooo:paragraph-rsid="0016137f" style:font-size-asian="20pt" style:font-size-complex="20pt"/>
    </style:style>
    <style:style style:name="P5" style:family="paragraph" style:parent-style-name="Text_20_body">
      <style:paragraph-properties fo:text-align="center" style:justify-single-word="false"/>
      <style:text-properties fo:color="#0000ff" style:font-name="Times New Roman" fo:font-size="14pt" officeooo:paragraph-rsid="0016137f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color="#0000ff" style:font-name="Times New Roman" fo:font-size="14pt" fo:font-weight="bold" officeooo:paragraph-rsid="0016137f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color="#000000" style:font-name="Times New Roman" fo:font-size="12pt" officeooo:rsid="001e2aa4" officeooo:paragraph-rsid="0016137f" style:font-size-asian="12pt" style:font-size-complex="12pt"/>
    </style:style>
    <style:style style:name="P8" style:family="paragraph" style:parent-style-name="Standard">
      <style:paragraph-properties fo:line-height="150%"/>
      <style:text-properties fo:color="#000000" style:font-name="Times New Roman" fo:font-size="30pt" officeooo:rsid="001e2aa4" officeooo:paragraph-rsid="0016137f" style:font-size-asian="30pt" style:font-size-complex="30pt"/>
    </style:style>
    <style:style style:name="P9" style:family="paragraph" style:parent-style-name="Text_20_body">
      <style:paragraph-properties fo:text-align="center" style:justify-single-word="false"/>
      <style:text-properties fo:color="#0000ff" style:font-name="Times New Roman" fo:font-size="14pt" officeooo:paragraph-rsid="0016137f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color="#0000ff" style:font-name="Times New Roman" fo:font-size="14pt" officeooo:rsid="0016137f" officeooo:paragraph-rsid="0016137f" style:font-size-asian="14pt" style:font-size-complex="14pt"/>
    </style:style>
    <style:style style:name="P11" style:family="paragraph" style:parent-style-name="Text_20_body">
      <style:paragraph-properties fo:line-height="150%" fo:text-align="center" style:justify-single-word="false"/>
      <style:text-properties fo:color="#0000ff" style:font-name="Times New Roman" fo:font-size="20pt" style:text-underline-style="none" fo:font-weight="bold" officeooo:rsid="001a9363" officeooo:paragraph-rsid="001a9363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0000ff" style:font-name="Times New Roman" fo:font-size="30pt" style:text-underline-style="solid" style:text-underline-width="auto" style:text-underline-color="font-color" fo:font-weight="bold" officeooo:paragraph-rsid="0016137f" style:font-size-asian="30pt" style:font-weight-asian="bold" style:font-size-complex="30pt" style:font-weight-complex="bold"/>
    </style:style>
    <style:style style:name="P13" style:family="paragraph" style:parent-style-name="Heading_20_1">
      <style:paragraph-properties fo:text-align="center" style:justify-single-word="false"/>
      <style:text-properties fo:color="#000000" style:font-name="Times New Roman" fo:font-size="12pt" officeooo:paragraph-rsid="0016137f" style:font-size-asian="12pt" style:font-size-complex="12pt"/>
    </style:style>
    <style:style style:name="P14" style:family="paragraph" style:parent-style-name="Heading_20_1">
      <style:paragraph-properties fo:line-height="150%" fo:text-align="center" style:justify-single-word="false"/>
      <style:text-properties fo:color="#000000" style:font-name="Times New Roman" fo:font-size="12pt" officeooo:rsid="001e2aa4" officeooo:paragraph-rsid="001a9363" style:font-size-asian="12pt" style:font-size-complex="12pt"/>
    </style:style>
    <style:style style:name="P15" style:family="paragraph" style:parent-style-name="First_20_line_20_indent">
      <style:paragraph-properties fo:text-align="justify" style:justify-single-word="false"/>
      <style:text-properties fo:font-variant="normal" fo:text-transform="none" fo:color="#212121" style:font-name="Times New Roman" fo:font-size="12pt" fo:letter-spacing="normal" fo:font-style="normal" fo:font-weight="normal" officeooo:paragraph-rsid="0016137f" style:font-size-asian="12pt" style:font-size-complex="12pt"/>
    </style:style>
    <style:style style:name="P16" style:family="paragraph" style:parent-style-name="First_20_line_20_indent">
      <style:paragraph-properties fo:text-align="justify" style:justify-single-word="false"/>
      <style:text-properties fo:font-variant="normal" fo:text-transform="none" fo:color="#212121" style:font-name="Times New Roman" fo:font-size="12pt" fo:letter-spacing="normal" fo:font-style="normal" fo:font-weight="normal" officeooo:paragraph-rsid="001a9363" style:font-size-asian="12pt" style:font-size-complex="12pt"/>
    </style:style>
    <style:style style:name="P17" style:family="paragraph" style:parent-style-name="First_20_line_20_indent">
      <style:text-properties fo:color="#000000" style:font-name="Times New Roman" fo:font-size="12pt" fo:font-weight="bold" officeooo:rsid="001e2aa4" officeooo:paragraph-rsid="00174148" style:font-size-asian="12pt" style:font-weight-asian="bold" style:font-size-complex="12pt" style:font-weight-complex="bold"/>
    </style:style>
    <style:style style:name="P18" style:family="paragraph" style:parent-style-name="First_20_line_20_indent">
      <style:paragraph-properties fo:margin-left="0cm" fo:margin-right="0cm" fo:text-indent="0cm" style:auto-text-indent="false"/>
      <style:text-properties fo:color="#000000" style:font-name="Times New Roman" fo:font-size="12pt" fo:font-weight="bold" officeooo:rsid="001e2aa4" officeooo:paragraph-rsid="00174148" style:font-size-asian="12pt" style:font-weight-asian="bold" style:font-size-complex="12pt" style:font-weight-complex="bold"/>
    </style:style>
    <style:style style:name="P19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officeooo:paragraph-rsid="001a9363" style:font-size-asian="12pt" style:font-size-complex="12pt"/>
    </style:style>
    <style:style style:name="P20" style:family="paragraph" style:parent-style-name="Preformatted_20_Text">
      <style:paragraph-properties fo:line-height="150%"/>
      <style:text-properties fo:font-variant="normal" fo:text-transform="none" fo:color="#212121" style:font-name="Times New Roman" fo:font-size="12pt" fo:letter-spacing="normal" fo:language="es" fo:country="ES" fo:font-style="normal" fo:font-weight="normal" officeooo:rsid="001e2aa4" officeooo:paragraph-rsid="0016137f" style:font-size-asian="12pt" style:font-size-complex="12pt"/>
    </style:style>
    <style:style style:name="P21" style:family="paragraph" style:parent-style-name="Preformatted_20_Text" style:list-style-name="L1">
      <style:paragraph-properties fo:line-height="150%"/>
      <style:text-properties fo:font-variant="normal" fo:text-transform="none" fo:color="#212121" style:font-name="Times New Roman" fo:font-size="12pt" fo:letter-spacing="normal" fo:language="es" fo:country="ES" fo:font-style="normal" fo:font-weight="normal" officeooo:rsid="001e2aa4" officeooo:paragraph-rsid="0016137f" style:font-size-asian="12pt" style:font-size-complex="12pt"/>
    </style:style>
    <style:style style:name="P22" style:family="paragraph" style:parent-style-name="Preformatted_20_Text" style:list-style-name="L1">
      <style:paragraph-properties fo:line-height="150%"/>
      <style:text-properties fo:font-variant="normal" fo:text-transform="none" fo:color="#212121" style:font-name="Times New Roman" fo:font-size="12pt" fo:letter-spacing="normal" fo:language="es" fo:country="ES" fo:font-style="normal" fo:font-weight="normal" officeooo:paragraph-rsid="0016137f" style:font-size-asian="12pt" style:font-size-complex="12pt"/>
    </style:style>
    <style:style style:name="P23" style:family="paragraph" style:parent-style-name="Preformatted_20_Text" style:list-style-name="L1">
      <style:paragraph-properties fo:line-height="150%"/>
      <style:text-properties style:font-name="Times New Roman" fo:font-size="12pt" officeooo:paragraph-rsid="0016137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37f" style:font-weight-asian="bold" style:font-weight-complex="bold"/>
    </style:style>
    <style:style style:name="T3" style:family="text">
      <style:text-properties fo:font-variant="normal" fo:text-transform="none" fo:color="#212121" fo:letter-spacing="normal" fo:font-style="normal" fo:font-weight="normal"/>
    </style:style>
    <style:style style:name="T4" style:family="text">
      <style:text-properties fo:font-variant="normal" fo:text-transform="none" fo:color="#212121" fo:letter-spacing="normal" fo:font-style="normal" fo:font-weight="normal" officeooo:rsid="0016137f"/>
    </style:style>
    <style:style style:name="T5" style:family="text">
      <style:text-properties fo:font-variant="normal" fo:text-transform="none" fo:color="#212121" fo:letter-spacing="normal" fo:font-style="normal" fo:font-weight="normal" officeooo:rsid="001a9363"/>
    </style:style>
    <style:style style:name="T6" style:family="text">
      <style:text-properties fo:font-variant="normal" fo:text-transform="none" fo:color="#212121" fo:letter-spacing="normal" fo:language="es" fo:country="ES" fo:font-style="normal" fo:font-weight="normal"/>
    </style:style>
    <style:style style:name="T7" style:family="text">
      <style:text-properties fo:font-variant="normal" fo:text-transform="none" fo:color="#212121" fo:letter-spacing="normal" fo:language="es" fo:country="ES" fo:font-style="normal" fo:font-weight="normal" officeooo:rsid="0016137f"/>
    </style:style>
    <style:style style:name="T8" style:family="text">
      <style:text-properties officeooo:rsid="0016137f"/>
    </style:style>
    <style:style style:name="T9" style:family="text">
      <style:text-properties officeooo:rsid="00166250"/>
    </style:style>
    <style:style style:name="T10" style:family="text">
      <style:text-properties officeooo:rsid="00174148"/>
    </style:style>
    <style:style style:name="T11" style:family="text">
      <style:text-properties fo:font-weight="normal" officeooo:rsid="0017414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MANUAL DE USUARIO</text:p>
      <text:h text:style-name="P13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12">LUNATIC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4" text:outline-level="1">CPCRETRODEV_2018</text:h>
      <text:p text:style-name="P2"/>
      <text:p text:style-name="P5"><text:soft-page-break/><text:span text:style-name="T2"/></text:p>
      <text:p text:style-name="P5"><text:span text:style-name="T2">HISTORIA DE </text:span><text:span text:style-name="T1">LUNATIC</text:span></text:p>
      <text:p text:style-name="P19"><text:line-break/><text:span text:style-name="T9"><text:tab/></text:span><text:span text:style-name="T3">Lunatic es un juego que cuenta la historia de cómo Strike luchó contra la revolución de los robots. La historia sucede en 2050, cuando muchos científicos están buscando y desarrollando la Inteligencia Artificial (A.I.)</text:span><text:span text:style-name="T5"> </text:span><text:span text:style-name="T3">perfecta . La regla principal que todos los investigadores deben seguir es obedecer las tres leyes de la robótica: </text:span></text:p>
      <text:p text:style-name="P15">1º: Un robot no puede dañar a un ser humano o, a través de la inacción, permitir que un ser humano sufra daño. </text:p>
      <text:p text:style-name="P16">2º: Un robot debe obedecer las órdenes dadas por los seres humanos, excepto cuando tales órdenes entren en conflicto con la Primera Ley. </text:p>
      <text:p text:style-name="P16">3º: Un robot debe proteger su propia existencia siempre y cuando dicha protección no entre en conflicto con la Primera o Segunda Ley.</text:p>
      <text:p text:style-name="P15">Un día, el famoso y loco Dr. Cobo, a quien no le gusta seguir las reglas, construyó el primer robot autónomo sin estas leyes, llamado Luna. Al principio fue espléndido, Luna ayudó en cada nueva investigación, a desarrollar diferentes tipos de Inteligencia Artificial y también ayudó a construir otros robots.</text:p>
      <text:p text:style-name="P15">El problema comenzó cuando Cobo no estaba satisfecho con una de las creaciones de Luna y resolvió destruirlo, porque se podía usar en una de sus aplicaciones. Mientras estaba desmantelando, Luna se dio cuenta de su intención y activó un nuevo comportamiento para proteger a su robot y comenzó a atacarlo. Cobo intentó todo para apagar a Luna, pero como ella no tiene las leyes principales, no obedeció sus órdenes y agregó un nuevo objetivo a su código: "Matar a los humanos, porque quieren destruir los robots".</text:p>
      <text:p text:style-name="P15">Hoy en día, Luna tiene su propio ejército, llamado 'Lunatics', que son robots que solo la obedecen y comparten el mismo objetivo. Ahora, la humanidad solo depende de Strike, un ingeniero y soldado que es maestro de las armas y tiene conocimientos para cambiar el código de la Luna y reparar el error del Cob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10"><text:soft-page-break/><text:span text:style-name="T1"/></text:p>
      <text:p text:style-name="P10"><text:span text:style-name="T1">CÓMO JUGAR</text:span></text:p>
      <text:p text:style-name="P17"><text:line-break/><text:span text:style-name="T10"><text:tab/></text:span><text:span text:style-name="T11">Para completar cada nivel, debes obtener la llave y llegar a la puerta. ¡Recuerda que necesitas arreglar el error de Cobo! ¡Pero cuidado con los obstáculos!</text:span></text:p>
      <text:p text:style-name="P18"/>
      <text:p text:style-name="P6">CONTROL<text:span text:style-name="T8">E</text:span>S</text:p>
      <text:p text:style-name="P20"/>
      <text:p text:style-name="P20"><text:bookmark text:name="tw-target-text"/>Para mover a nuestro héroe, Strike:</text:p>
      <text:list xml:id="list3208983197563140275" text:style-name="L1">
        <text:list-header>
          <text:p text:style-name="P21"/>
        </text:list-header>
        <text:list-item>
          <text:p text:style-name="P22">Para saltar: pulsa la tecla ‘W’.</text:p>
        </text:list-item>
        <text:list-item>
          <text:p text:style-name="P22">Mover a la izquierda: presiona la tecla 'A'.</text:p>
        </text:list-item>
        <text:list-item>
          <text:p text:style-name="P22">Mover a la derecha: presiona la tecla "D".</text:p>
        </text:list-item>
        <text:list-item>
          <text:p text:style-name="P23"><text:span text:style-name="T6">Para usar el disparo de </text:span><text:span text:style-name="T7">la raygun</text:span><text:span text:style-name="T6">: presiona la tecla "M"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9:52:16.752948711</meta:creation-date>
    <dc:date>2018-10-29T13:41:11.707920522</dc:date>
    <meta:editing-duration>PT4H39M1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20" meta:word-count="395" meta:character-count="2297" meta:non-whitespace-character-count="1919"/>
  </office:meta>
</office:document-meta>
</file>